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e405f" officeooo:paragraph-rsid="000e405f" style:language-asian="zh" style:country-asian="CN"/>
    </style:style>
    <style:style style:name="P2" style:family="paragraph" style:parent-style-name="Standard">
      <style:text-properties fo:font-size="26pt" fo:font-weight="bold" officeooo:rsid="000e405f" officeooo:paragraph-rsid="000e405f" style:font-size-asian="26pt" style:language-asian="zh" style:country-asian="CN" style:font-weight-asian="bold" style:font-size-complex="26pt" style:font-weight-complex="bold"/>
    </style:style>
    <style:style style:name="P3" style:family="paragraph" style:parent-style-name="Standard">
      <style:text-properties fo:font-size="15pt" officeooo:rsid="000f017e" officeooo:paragraph-rsid="000f017e" style:font-size-asian="15pt" style:language-asian="zh" style:country-asian="CN" style:font-size-complex="15pt"/>
    </style:style>
    <style:style style:name="P4" style:family="paragraph" style:parent-style-name="Standard">
      <style:text-properties fo:font-size="15pt" officeooo:rsid="0010c7f8" officeooo:paragraph-rsid="0010c7f8" style:font-size-asian="15pt" style:language-asian="zh" style:country-asian="CN" style:font-size-complex="15pt"/>
    </style:style>
    <style:style style:name="P5" style:family="paragraph" style:parent-style-name="Standard">
      <style:text-properties fo:font-size="15pt" officeooo:rsid="0011d95b" officeooo:paragraph-rsid="0011d95b" style:font-size-asian="15pt" style:language-asian="zh" style:country-asian="CN" style:font-size-complex="15pt"/>
    </style:style>
    <style:style style:name="P6" style:family="paragraph" style:parent-style-name="Standard">
      <style:text-properties fo:font-size="15pt" fo:font-weight="bold" officeooo:rsid="000f017e" officeooo:paragraph-rsid="000f017e" style:font-size-asian="15pt" style:language-asian="zh" style:country-asian="CN" style:font-weight-asian="bold" style:font-size-complex="15pt" style:font-weight-complex="bold"/>
    </style:style>
    <style:style style:name="T1" style:family="text">
      <style:text-properties officeooo:rsid="000fc5e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 text:c="21"/>网络编程</text:p>
      <text:p text:style-name="P1">就是用来实现网络互通的不同计算机运行程序之间运行数据的交换的编程</text:p>
      <text:p text:style-name="P1"/>
      <text:p text:style-name="P6">网络通讯的三要素：</text:p>
      <text:p text:style-name="P3">1,IP地址</text:p>
      <text:p text:style-name="P3">2,两台电脑的通讯：Ping 对方电脑的IP</text:p>
      <text:p text:style-name="P3">3,<text:span text:style-name="T1">端口号：用于标识进程的逻辑地址，不同的进程端口不同，如何查看端口号：使用docs命令netstat-ano</text:span></text:p>
      <text:p text:style-name="P4">传输协议:</text:p>
      <text:p text:style-name="P4">主机A---------协议-------主机B</text:p>
      <text:p text:style-name="P5">传输协议：</text:p>
      <text:p text:style-name="P5"><text:s text:c="2"/>常见的有两种协议：</text:p>
      <text:p text:style-name="P5">TCP和UDP协议：</text:p>
      <text:p text:style-name="P5"><text:s text:c="5"/>UDP：</text:p>
      <text:p text:style-name="P5"><text:s text:c="11"/>将数据源和目的地封装到数据包中，不需要建立连接。</text:p>
      <text:p text:style-name="P5"><text:s text:c="11"/>每个数据包的大小限制在64k。</text:p>
      <text:p text:style-name="P5"><text:s text:c="11"/>因为不建立连接，所以安全性差。速度快。</text:p>
      <text:p text:style-name="P5"><text:s text:c="5"/>TCP：</text:p>
      <text:p text:style-name="P5"><text:s text:c="11"/>建立连接形成传输数据的通道，然后再传输数据，通过三次的握手。</text:p>
      <text:p text:style-name="P5"><text:s text:c="11"/>安全性高，效率低。</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6M47S</meta:editing-duration>
    <meta:editing-cycles>3</meta:editing-cycles>
    <meta:generator>LibreOffice/5.3.0.3$Windows_X86_64 LibreOffice_project/7074905676c47b82bbcfbea1aeefc84afe1c50e1</meta:generator>
    <dc:date>2018-01-06T22:28:41.776000000</dc:date>
    <meta:document-statistic meta:table-count="0" meta:image-count="0" meta:object-count="0" meta:page-count="1" meta:paragraph-count="18" meta:word-count="238" meta:character-count="374" meta:non-whitespace-character-count="285"/>
    <meta:user-defined meta:name="Info 1"/>
    <meta:user-defined meta:name="Info 2"/>
    <meta:user-defined meta:name="Info 3"/>
    <meta:user-defined meta:name="Info 4"/>
  </office:meta>
</office:document-meta>
</file>